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448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2cm" fo:break-before="auto" style:use-optimal-row-height="fals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10" table:default-cell-style-name="Default"/>
        <table:table-row table:style-name="ro1">
          <table:table-cell office:value-type="string" calcext:value-type="string">
            <text:p>Fréquence (kHz)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Va(V)</text:p>
          </table:table-cell>
          <table:table-cell table:number-columns-repeated="10" office:value-type="float" office:value="4.8" calcext:value-type="float">
            <text:p>4.8</text:p>
          </table:table-cell>
        </table:table-row>
        <table:table-row table:style-name="ro1">
          <table:table-cell office:value-type="string" calcext:value-type="string">
            <text:p>Vb(V)</text:p>
          </table:table-cell>
          <table:table-cell office:value-type="float" office:value="0.024" calcext:value-type="float">
            <text:p>0.024</text:p>
          </table:table-cell>
          <table:table-cell office:value-type="float" office:value="0.049" calcext:value-type="float">
            <text:p>0.049</text:p>
          </table:table-cell>
          <table:table-cell office:value-type="float" office:value="0.118" calcext:value-type="float">
            <text:p>0.118</text:p>
          </table:table-cell>
          <table:table-cell office:value-type="float" office:value="0.507" calcext:value-type="float">
            <text:p>0.507</text:p>
          </table:table-cell>
          <table:table-cell office:value-type="float" office:value="1.652" calcext:value-type="float">
            <text:p>1.652</text:p>
          </table:table-cell>
          <table:table-cell office:value-type="float" office:value="2.058" calcext:value-type="float">
            <text:p>2.058</text:p>
          </table:table-cell>
          <table:table-cell office:value-type="float" office:value="1.17" calcext:value-type="float">
            <text:p>1.17</text:p>
          </table:table-cell>
          <table:table-cell office:value-type="float" office:value="0.8" calcext:value-type="float">
            <text:p>0.8</text:p>
          </table:table-cell>
          <table:table-cell office:value-type="float" office:value="0.6" calcext:value-type="float">
            <text:p>0.6</text:p>
          </table:table-cell>
          <table:table-cell office:value-type="float" office:value="0.485" calcext:value-type="float">
            <text:p>0.485</text:p>
          </table:table-cell>
        </table:table-row>
        <table:table-row table:style-name="ro1">
          <table:table-cell office:value-type="string" calcext:value-type="string">
            <text:p>G(dB)</text:p>
          </table:table-cell>
          <table:table-cell table:formula="of:=20*LOG([.B3]/[.B2])" office:value-type="float" office:value="-46.0205999132796" calcext:value-type="float">
            <text:p>-46.0205999132796</text:p>
          </table:table-cell>
          <table:table-cell table:formula="of:=20*LOG([.C3]/[.C2])" office:value-type="float" office:value="-39.8209031469415" calcext:value-type="float">
            <text:p>-39.8209031469415</text:p>
          </table:table-cell>
          <table:table-cell table:formula="of:=20*LOG([.D3]/[.D2])" office:value-type="float" office:value="-32.1871846013892" calcext:value-type="float">
            <text:p>-32.1871846013892</text:p>
          </table:table-cell>
          <table:table-cell table:formula="of:=20*LOG([.E3]/[.E2])" office:value-type="float" office:value="-19.524665560845" calcext:value-type="float">
            <text:p>-19.524665560845</text:p>
          </table:table-cell>
          <table:table-cell table:formula="of:=20*LOG([.F3]/[.F2])" office:value-type="float" office:value="-9.26462388782448" calcext:value-type="float">
            <text:p>-9.26462388782448</text:p>
          </table:table-cell>
          <table:table-cell table:formula="of:=20*LOG([.G3]/[.G2])" office:value-type="float" office:value="-7.35591733898346" calcext:value-type="float">
            <text:p>-7.35591733898346</text:p>
          </table:table-cell>
          <table:table-cell table:formula="of:=20*LOG([.H3]/[.H2])" office:value-type="float" office:value="-12.2611075125885" calcext:value-type="float">
            <text:p>-12.2611075125885</text:p>
          </table:table-cell>
          <table:table-cell table:formula="of:=20*LOG([.I3]/[.I2])" office:value-type="float" office:value="-15.5630250076729" calcext:value-type="float">
            <text:p>-15.5630250076729</text:p>
          </table:table-cell>
          <table:table-cell table:formula="of:=20*LOG([.J3]/[.J2])" office:value-type="float" office:value="-18.0617997398389" calcext:value-type="float">
            <text:p>-18.0617997398389</text:p>
          </table:table-cell>
          <table:table-cell table:formula="of:=20*LOG([.K3]/[.K2])" office:value-type="float" office:value="-19.9099899754665" calcext:value-type="float">
            <text:p>-19.9099899754665</text:p>
          </table:table-cell>
        </table:table-row>
        <table:table-row table:style-name="ro1">
          <table:table-cell office:value-type="string" calcext:value-type="string">
            <text:p>phi(rad)</text:p>
          </table:table-cell>
          <table:table-cell table:formula="of:=ASIN([.B11]/[.B10])" office:value-type="float" office:value="1.41873897303155" calcext:value-type="float">
            <text:p>1.41873897303155</text:p>
          </table:table-cell>
          <table:table-cell table:formula="of:=ASIN([.C11]/[.C10])" office:value-type="float" office:value="1.37436453524105" calcext:value-type="float">
            <text:p>1.37436453524105</text:p>
          </table:table-cell>
          <table:table-cell table:formula="of:=ASIN([.D11]/[.D10])" office:value-type="float" office:value="1.3015211035684" calcext:value-type="float">
            <text:p>1.3015211035684</text:p>
          </table:table-cell>
          <table:table-cell table:formula="of:=ASIN([.E11]/[.E10])" office:value-type="float" office:value="1.20646696344448" calcext:value-type="float">
            <text:p>1.20646696344448</text:p>
          </table:table-cell>
          <table:table-cell table:formula="of:=ASIN([.F11]/[.F10])" office:value-type="float" office:value="0.658674230082216" calcext:value-type="float">
            <text:p>0.658674230082216</text:p>
          </table:table-cell>
          <table:table-cell table:formula="of:=ASIN([.G11]/[.G10])" office:value-type="float" office:value="0.471861837279642" calcext:value-type="float">
            <text:p>0.471861837279642</text:p>
          </table:table-cell>
          <table:table-cell table:formula="of:=ASIN([.H11]/[.H10])" office:value-type="float" office:value="0.472730643370155" calcext:value-type="float">
            <text:p>0.472730643370155</text:p>
          </table:table-cell>
          <table:table-cell table:formula="of:=ASIN([.I11]/[.I10])" office:value-type="float" office:value="1.1785445935702" calcext:value-type="float">
            <text:p>1.1785445935702</text:p>
          </table:table-cell>
          <table:table-cell table:formula="of:=ASIN([.J11]/[.J10])" office:value-type="float" office:value="1.19559751059161" calcext:value-type="float">
            <text:p>1.19559751059161</text:p>
          </table:table-cell>
          <table:table-cell table:formula="of:=ASIN([.K11]/[.K10])" office:value-type="float" office:value="1.11089338819373" calcext:value-type="float">
            <text:p>1.11089338819373</text:p>
          </table:table-cell>
        </table:table-row>
        <table:table-row table:style-name="ro1">
          <table:table-cell office:value-type="string" calcext:value-type="string">
            <text:p>Va-Vb (V)</text:p>
          </table:table-cell>
          <table:table-cell table:formula="of:=[.B2]-[.B3]" office:value-type="float" office:value="4.776" calcext:value-type="float">
            <text:p>4.776</text:p>
          </table:table-cell>
          <table:table-cell table:formula="of:=[.C2]-[.C3]" office:value-type="float" office:value="4.751" calcext:value-type="float">
            <text:p>4.751</text:p>
          </table:table-cell>
          <table:table-cell table:formula="of:=[.D2]-[.D3]" office:value-type="float" office:value="4.682" calcext:value-type="float">
            <text:p>4.682</text:p>
          </table:table-cell>
          <table:table-cell table:formula="of:=[.E2]-[.E3]" office:value-type="float" office:value="4.293" calcext:value-type="float">
            <text:p>4.293</text:p>
          </table:table-cell>
          <table:table-cell table:formula="of:=[.F2]-[.F3]" office:value-type="float" office:value="3.148" calcext:value-type="float">
            <text:p>3.148</text:p>
          </table:table-cell>
          <table:table-cell table:formula="of:=[.G2]-[.G3]" office:value-type="float" office:value="2.742" calcext:value-type="float">
            <text:p>2.742</text:p>
          </table:table-cell>
          <table:table-cell table:formula="of:=[.H2]-[.H3]" office:value-type="float" office:value="3.63" calcext:value-type="float">
            <text:p>3.63</text:p>
          </table:table-cell>
          <table:table-cell table:formula="of:=[.I2]-[.I3]" office:value-type="float" office:value="4" calcext:value-type="float">
            <text:p>4</text:p>
          </table:table-cell>
          <table:table-cell table:formula="of:=[.J2]-[.J3]" office:value-type="float" office:value="4.2" calcext:value-type="float">
            <text:p>4.2</text:p>
          </table:table-cell>
          <table:table-cell table:formula="of:=[.K2]-[.K3]" office:value-type="float" office:value="4.315" calcext:value-type="float">
            <text:p>4.315</text:p>
          </table:table-cell>
        </table:table-row>
        <table:table-row table:style-name="ro2">
          <table:table-cell office:value-type="string" calcext:value-type="string">
            <text:p>Impédance <text:s/>calculé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|Z_ab| (Ohm)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table:number-columns-repeated="2" office:value-type="float" office:value="5.2" calcext:value-type="float">
            <text:p>5.2</text:p>
          </table:table-cell>
          <table:table-cell office:value-type="float" office:value="5.55" calcext:value-type="float">
            <text:p>5.55</text:p>
          </table:table-cell>
          <table:table-cell office:value-type="float" office:value="5.18" calcext:value-type="float">
            <text:p>5.18</text:p>
          </table:table-cell>
          <table:table-cell office:value-type="float" office:value="5.8" calcext:value-type="float">
            <text:p>5.8</text:p>
          </table:table-cell>
          <table:table-cell office:value-type="float" office:value="5.5" calcext:value-type="float">
            <text:p>5.5</text:p>
          </table:table-cell>
          <table:table-cell office:value-type="float" office:value="23.5" calcext:value-type="float">
            <text:p>23.5</text:p>
          </table:table-cell>
          <table:table-cell office:value-type="float" office:value="15.8" calcext:value-type="float">
            <text:p>15.8</text:p>
          </table:table-cell>
          <table:table-cell office:value-type="float" office:value="11.5" calcext:value-type="float">
            <text:p>11.5</text:p>
          </table:table-cell>
          <table:table-cell office:value-type="float" office:value="9.374" calcext:value-type="float">
            <text:p>9.374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5.14" calcext:value-type="float">
            <text:p>5.14</text:p>
          </table:table-cell>
          <table:table-cell office:value-type="float" office:value="5.1" calcext:value-type="float">
            <text:p>5.1</text:p>
          </table:table-cell>
          <table:table-cell office:value-type="float" office:value="5.35" calcext:value-type="float">
            <text:p>5.35</text:p>
          </table:table-cell>
          <table:table-cell office:value-type="float" office:value="4.84" calcext:value-type="float">
            <text:p>4.84</text:p>
          </table:table-cell>
          <table:table-cell office:value-type="float" office:value="3.55" calcext:value-type="float">
            <text:p>3.55</text:p>
          </table:table-cell>
          <table:table-cell office:value-type="float" office:value="2.5" calcext:value-type="float">
            <text:p>2.5</text:p>
          </table:table-cell>
          <table:table-cell office:value-type="float" office:value="10.7" calcext:value-type="float">
            <text:p>10.7</text:p>
          </table:table-cell>
          <table:table-cell office:value-type="float" office:value="14.6" calcext:value-type="float">
            <text:p>14.6</text:p>
          </table:table-cell>
          <table:table-cell office:value-type="float" office:value="10.7" calcext:value-type="float">
            <text:p>10.7</text:p>
          </table:table-cell>
          <table:table-cell office:value-type="float" office:value="8.4" calcext:value-type="float">
            <text:p>8.4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Fréquence (kHz)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Va(V)</text:p>
          </table:table-cell>
          <table:table-cell table:number-columns-repeated="10" office:value-type="float" office:value="2.478" calcext:value-type="float">
            <text:p>2.478</text:p>
          </table:table-cell>
        </table:table-row>
        <table:table-row table:style-name="ro1">
          <table:table-cell office:value-type="string" calcext:value-type="string">
            <text:p>Vb(V)</text:p>
          </table:table-cell>
          <table:table-cell office:value-type="float" office:value="2.5" calcext:value-type="float">
            <text:p>2.5</text:p>
          </table:table-cell>
          <table:table-cell office:value-type="float" office:value="2.45" calcext:value-type="float">
            <text:p>2.45</text:p>
          </table:table-cell>
          <table:table-cell office:value-type="float" office:value="2.449" calcext:value-type="float">
            <text:p>2.449</text:p>
          </table:table-cell>
          <table:table-cell office:value-type="float" office:value="1.8" calcext:value-type="float">
            <text:p>1.8</text:p>
          </table:table-cell>
          <table:table-cell office:value-type="float" office:value="0.63" calcext:value-type="float">
            <text:p>0.63</text:p>
          </table:table-cell>
          <table:table-cell office:value-type="float" office:value="0.37" calcext:value-type="float">
            <text:p>0.37</text:p>
          </table:table-cell>
          <table:table-cell office:value-type="float" office:value="0.99" calcext:value-type="float">
            <text:p>0.99</text:p>
          </table:table-cell>
          <table:table-cell office:value-type="float" office:value="1.39" calcext:value-type="float">
            <text:p>1.39</text:p>
          </table:table-cell>
          <table:table-cell office:value-type="float" office:value="1.67" calcext:value-type="float">
            <text:p>1.67</text:p>
          </table:table-cell>
          <table:table-cell office:value-type="float" office:value="2.14" calcext:value-type="float">
            <text:p>2.14</text:p>
          </table:table-cell>
        </table:table-row>
        <table:table-row table:style-name="ro1">
          <table:table-cell office:value-type="string" calcext:value-type="string">
            <text:p>G(dB)</text:p>
          </table:table-cell>
          <table:table-cell table:formula="of:=20*LOG([.B15]/[.B14])" office:value-type="float" office:value="0.076774132639858" calcext:value-type="float">
            <text:p>0.076774132639858</text:p>
          </table:table-cell>
          <table:table-cell table:formula="of:=20*LOG([.C15]/[.C14])" office:value-type="float" office:value="-0.0987043535102438" calcext:value-type="float">
            <text:p>-0.0987043535102438</text:p>
          </table:table-cell>
          <table:table-cell table:formula="of:=20*LOG([.D15]/[.D14])" office:value-type="float" office:value="-0.102250338306612" calcext:value-type="float">
            <text:p>-0.102250338306612</text:p>
          </table:table-cell>
          <table:table-cell table:formula="of:=20*LOG([.E15]/[.E14])" office:value-type="float" office:value="-2.77657593873477" calcext:value-type="float">
            <text:p>-2.77657593873477</text:p>
          </table:table-cell>
          <table:table-cell table:formula="of:=20*LOG([.F15]/[.F14])" office:value-type="float" office:value="-11.8952150517293" calcext:value-type="float">
            <text:p>-11.8952150517293</text:p>
          </table:table-cell>
          <table:table-cell table:formula="of:=20*LOG([.G15]/[.G14])" office:value-type="float" office:value="-16.517991559461" calcext:value-type="float">
            <text:p>-16.517991559461</text:p>
          </table:table-cell>
          <table:table-cell table:formula="of:=20*LOG([.H15]/[.H14])" office:value-type="float" office:value="-7.9693221488499" calcext:value-type="float">
            <text:p>-7.9693221488499</text:p>
          </table:table-cell>
          <table:table-cell table:formula="of:=20*LOG([.I15]/[.I14])" office:value-type="float" office:value="-5.02173003571899" calcext:value-type="float">
            <text:p>-5.02173003571899</text:p>
          </table:table-cell>
          <table:table-cell table:formula="of:=20*LOG([.J15]/[.J14])" office:value-type="float" office:value="-3.42769661784923" calcext:value-type="float">
            <text:p>-3.42769661784923</text:p>
          </table:table-cell>
          <table:table-cell table:formula="of:=20*LOG([.K15]/[.K14])" office:value-type="float" office:value="-1.27375057381708" calcext:value-type="float">
            <text:p>-1.27375057381708</text:p>
          </table:table-cell>
        </table:table-row>
        <table:table-row table:style-name="ro1">
          <table:table-cell office:value-type="string" calcext:value-type="string">
            <text:p>phi(rad)</text:p>
          </table:table-cell>
          <table:table-cell table:formula="of:=ASIN([.B23]/[.B22])" office:value-type="float" office:value="0.0253088242337522" calcext:value-type="float">
            <text:p>0.0253088242337522</text:p>
          </table:table-cell>
          <table:table-cell table:formula="of:=ASIN([.C23]/[.C22])" office:value-type="float" office:value="0.0477732720083848" calcext:value-type="float">
            <text:p>0.0477732720083848</text:p>
          </table:table-cell>
          <table:table-cell table:formula="of:=ASIN([.D23]/[.D22])" office:value-type="float" office:value="0.247414445467667" calcext:value-type="float">
            <text:p>0.247414445467667</text:p>
          </table:table-cell>
          <table:table-cell table:formula="of:=ASIN([.E23]/[.E22])" office:value-type="float" office:value="0.724893275360013" calcext:value-type="float">
            <text:p>0.724893275360013</text:p>
          </table:table-cell>
          <table:table-cell table:formula="of:=ASIN([.F23]/[.F22])" office:value-type="float" office:value="1.09215638729676" calcext:value-type="float">
            <text:p>1.09215638729676</text:p>
          </table:table-cell>
          <table:table-cell table:formula="of:=ASIN([.G23]/[.G22])" office:value-type="float" office:value="1.00142337651409" calcext:value-type="float">
            <text:p>1.00142337651409</text:p>
          </table:table-cell>
          <table:table-cell table:formula="of:=ASIN([.H23]/[.H22])" office:value-type="float" office:value="1.01598529381483" calcext:value-type="float">
            <text:p>1.01598529381483</text:p>
          </table:table-cell>
          <table:table-cell table:formula="of:=ASIN([.I23]/[.I22])" office:value-type="float" office:value="0.841060432928931" calcext:value-type="float">
            <text:p>0.841060432928931</text:p>
          </table:table-cell>
          <table:table-cell table:formula="of:=ASIN([.J23]/[.J22])" office:value-type="float" office:value="0.767719952779931" calcext:value-type="float">
            <text:p>0.767719952779931</text:p>
          </table:table-cell>
          <table:table-cell table:formula="of:=ASIN([.K23]/[.K22])" office:value-type="float" office:value="0.49440075514705" calcext:value-type="float">
            <text:p>0.49440075514705</text:p>
          </table:table-cell>
        </table:table-row>
        <table:table-row table:style-name="ro1">
          <table:table-cell office:value-type="string" calcext:value-type="string">
            <text:p>Va-Vb (V)</text:p>
          </table:table-cell>
          <table:table-cell table:formula="of:=[.B14]-[.B15]" office:value-type="float" office:value="-0.0219999999999998" calcext:value-type="float">
            <text:p>-0.0219999999999998</text:p>
          </table:table-cell>
          <table:table-cell table:formula="of:=[.C14]-[.C15]" office:value-type="float" office:value="0.028" calcext:value-type="float">
            <text:p>0.028</text:p>
          </table:table-cell>
          <table:table-cell table:formula="of:=[.D14]-[.D15]" office:value-type="float" office:value="0.0290000000000004" calcext:value-type="float">
            <text:p>0.0290000000000004</text:p>
          </table:table-cell>
          <table:table-cell table:formula="of:=[.E14]-[.E15]" office:value-type="float" office:value="0.678" calcext:value-type="float">
            <text:p>0.678</text:p>
          </table:table-cell>
          <table:table-cell table:formula="of:=[.F14]-[.F15]" office:value-type="float" office:value="1.848" calcext:value-type="float">
            <text:p>1.848</text:p>
          </table:table-cell>
          <table:table-cell table:formula="of:=[.G14]-[.G15]" office:value-type="float" office:value="2.108" calcext:value-type="float">
            <text:p>2.108</text:p>
          </table:table-cell>
          <table:table-cell table:formula="of:=[.H14]-[.H15]" office:value-type="float" office:value="1.488" calcext:value-type="float">
            <text:p>1.488</text:p>
          </table:table-cell>
          <table:table-cell table:formula="of:=[.I14]-[.I15]" office:value-type="float" office:value="1.088" calcext:value-type="float">
            <text:p>1.088</text:p>
          </table:table-cell>
          <table:table-cell table:formula="of:=[.J14]-[.J15]" office:value-type="float" office:value="0.808" calcext:value-type="float">
            <text:p>0.808</text:p>
          </table:table-cell>
          <table:table-cell table:formula="of:=[.K14]-[.K15]" office:value-type="float" office:value="0.338" calcext:value-type="float">
            <text:p>0.338</text:p>
          </table:table-cell>
        </table:table-row>
        <table:table-row table:style-name="ro1">
          <table:table-cell office:value-type="string" calcext:value-type="string">
            <text:p>Impédance <text:s/>calculée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table:number-columns-repeated="3" office:value-type="float" office:value="4.9" calcext:value-type="float">
            <text:p>4.9</text:p>
          </table:table-cell>
          <table:table-cell office:value-type="float" office:value="3.6" calcext:value-type="float">
            <text:p>3.6</text:p>
          </table:table-cell>
          <table:table-cell office:value-type="float" office:value="1.228" calcext:value-type="float">
            <text:p>1.228</text:p>
          </table:table-cell>
          <table:table-cell office:value-type="float" office:value="0.786" calcext:value-type="float">
            <text:p>0.786</text:p>
          </table:table-cell>
          <table:table-cell office:value-type="float" office:value="2" calcext:value-type="float">
            <text:p>2</text:p>
          </table:table-cell>
          <table:table-cell office:value-type="float" office:value="2.796" calcext:value-type="float">
            <text:p>2.796</text:p>
          </table:table-cell>
          <table:table-cell office:value-type="float" office:value="3.198" calcext:value-type="float">
            <text:p>3.198</text:p>
          </table:table-cell>
          <table:table-cell office:value-type="float" office:value="4.236" calcext:value-type="float">
            <text:p>4.236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0.124" calcext:value-type="float">
            <text:p>0.124</text:p>
          </table:table-cell>
          <table:table-cell office:value-type="float" office:value="0.234" calcext:value-type="float">
            <text:p>0.234</text:p>
          </table:table-cell>
          <table:table-cell office:value-type="float" office:value="1.2" calcext:value-type="float">
            <text:p>1.2</text:p>
          </table:table-cell>
          <table:table-cell office:value-type="float" office:value="2.387" calcext:value-type="float">
            <text:p>2.387</text:p>
          </table:table-cell>
          <table:table-cell office:value-type="float" office:value="1.09" calcext:value-type="float">
            <text:p>1.09</text:p>
          </table:table-cell>
          <table:table-cell office:value-type="float" office:value="0.662" calcext:value-type="float">
            <text:p>0.662</text:p>
          </table:table-cell>
          <table:table-cell office:value-type="float" office:value="1.7" calcext:value-type="float">
            <text:p>1.7</text:p>
          </table:table-cell>
          <table:table-cell office:value-type="float" office:value="2.084" calcext:value-type="float">
            <text:p>2.084</text:p>
          </table:table-cell>
          <table:table-cell office:value-type="float" office:value="2.221" calcext:value-type="float">
            <text:p>2.221</text:p>
          </table:table-cell>
          <table:table-cell office:value-type="float" office:value="2.01" calcext:value-type="float">
            <text:p>2.0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Nimbus Sans" fo:font-size="10pt" fo:language="en" fo:country="GB" style:font-name-asian="Nimbus Sans1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0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04T14:04:55.251246648</meta:creation-date>
    <dc:date>2022-02-04T15:53:56.412314629</dc:date>
    <meta:editing-duration>PT16M15S</meta:editing-duration>
    <meta:editing-cycles>5</meta:editing-cycles>
    <meta:generator>LibreOffice/7.3.0.3$Linux_X86_64 LibreOffice_project/30$Build-3</meta:generator>
    <meta:document-statistic meta:table-count="1" meta:cell-count="199" meta:object-count="0"/>
  </office:meta>
</office:document-meta>
</file>